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ac425" officeooo:paragraph-rsid="001ac425"/>
    </style:style>
    <style:style style:name="T1" style:family="text">
      <style:text-properties officeooo:rsid="001c8416"/>
    </style:style>
    <style:style style:name="T2" style:family="text">
      <style:text-properties officeooo:rsid="001e418d"/>
    </style:style>
    <style:style style:name="T3" style:family="text">
      <style:text-properties officeooo:rsid="001f62b4"/>
    </style:style>
    <style:style style:name="T4" style:family="text">
      <style:text-properties officeooo:rsid="001ff886"/>
    </style:style>
    <style:style style:name="T5" style:family="text">
      <style:text-properties officeooo:rsid="002181bc"/>
    </style:style>
    <style:style style:name="T6" style:family="text">
      <style:text-properties officeooo:rsid="0024b37c"/>
    </style:style>
    <style:style style:name="T7" style:family="text">
      <style:text-properties officeooo:rsid="002579be"/>
    </style:style>
    <style:style style:name="T8" style:family="text">
      <style:text-properties officeooo:rsid="003ae333"/>
    </style:style>
    <style:style style:name="T9" style:family="text">
      <style:text-properties officeooo:rsid="003eeb7f"/>
    </style:style>
    <style:style style:name="T10" style:family="text">
      <style:text-properties officeooo:rsid="004079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0:1-16</text:h>
      <text:h text:style-name="Heading_20_2" text:outline-level="2"><text:bookmark text:name="en-GNT-26840"/>The Workers in the Vineyard</text:h>
      <text:list xml:id="list3335833384" text:style-name="L1">
        <text:list-item>
          <text:p text:style-name="P1">“The Kingdom of heaven is like this. Once there was a man who went out early in the morning to hire some men to work in his vineyard. He agreed to pay them the regular wage, a silver coin a day, and sent them to work in his vineyard. He went out again to the marketplace at nine o'clock and saw some men standing there doing nothing, so he told them, ‘You also go and work in the vineyard, and I will pay you a fair wage.’ So they went. Then at twelve o'clock and again at three o'clock he did the same thing. It was nearly five o'clock when he went to the marketplace and saw some other men still standing there. ‘Why are you wasting the whole day here doing nothing?’ he asked them. ‘No one hired us,’ they answered. ‘Well, then, you go and work in the vineyard,’ he told them. “When evening came, the owner told his foreman, ‘Call the workers and pay them their wages, starting with those who were hired last and ending with those who were hired first.’ The men who had begun to work at five o'clock were paid a silver coin each. <text:bookmark text:name="en-GNT-26849"/>So when the men who were the first to be hired came to be paid, they thought they would get more; but they too were given a silver coin each. <text:bookmark text:name="en-GNT-26850"/>They took their money and started grumbling against the employer. ‘These men who were hired last worked only one hour,’ they said, ‘while we put up with a whole day's work in the hot sun—yet you paid them the same as you paid us!’ <text:bookmark text:name="en-GNT-26852"/>‘Listen, friend,’ the owner answered one of them, ‘I have not cheated you. After all, you agreed to do a day's work for one silver coin. <text:bookmark text:name="en-GNT-26853"/>Now take your pay and go home. I want to give this man who was hired last as much as I gave you. <text:bookmark text:name="en-GNT-26854"/>Don't I have the right to do as I wish with my own money? Or are you jealous because I am generous?’”<text:bookmark text:name="en-GNT-26855"/> And Jesus concluded, “So those who are last will be first, and those who are first will be last.”</text:p>
        </text:list-item>
        <text:list-item>
          <text:p text:style-name="P2">The kingdom of heaven is in constant search of lost souls, as we saw in the passage the vineyard owner kept going to the market place <text:span text:style-name="T5">in search </text:span><text:span text:style-name="T9">of</text:span><text:span text:style-name="T5"> the idle</text:span>. <text:span text:style-name="T1">The kingdom of heaven gives a fair share to all regardless of when they accepted it, </text:span><text:span text:style-name="T2">if you accept the kingdom as a baby or as an adult it will treat you the same. </text:span><text:span text:style-name="T3">It’s a human tendency to want more because we’ve been there longer, now that we’re aware of this shortcoming we need to do our best to overcome it. </text:span><text:span text:style-name="T10">Instead l</text:span><text:span text:style-name="T4">et’s be merry when new people accept Christ, </text:span><text:span text:style-name="T6">we’re all brothers and sisters in Christ. </text:span><text:span text:style-name="T7">We shouldn’t be jealous because of the Lords generosity.</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04:00:09.291643346</meta:creation-date>
    <dc:date>2022-01-11T04:17:56.204994556</dc:date>
    <meta:editing-duration>PT17M45S</meta:editing-duration>
    <meta:editing-cycles>14</meta:editing-cycles>
    <meta:generator>LibreOffice/6.4.7.2$Linux_X86_64 LibreOffice_project/40$Build-2</meta:generator>
    <meta:document-statistic meta:table-count="0" meta:image-count="0" meta:object-count="0" meta:page-count="1" meta:paragraph-count="4" meta:word-count="493" meta:character-count="2504" meta:non-whitespace-character-count="2018"/>
  </office:meta>
</office:document-meta>
</file>